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2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officeooo:paragraph-rsid="00085887" style:letter-kerning="false" style:font-size-asian="12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letter-spacing="normal" fo:font-weight="normal" officeooo:paragraph-rsid="00085887" style:letter-kerning="true" style:font-size-asian="10pt" style:font-weight-asian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letter-spacing="normal" fo:font-weight="normal" officeooo:paragraph-rsid="00085887" style:letter-kerning="true" style:font-size-asian="8pt" style:font-weight-asian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2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085887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085887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29in" style:type="center"/>
        </style:tab-stops>
      </style:paragraph-properties>
    </style:style>
    <style:style style:name="P17" style:family="paragraph" style:parent-style-name="Standard">
      <style:text-properties style:font-name="Times New Roman" officeooo:paragraph-rsid="00085887" style:font-name-complex="Times New Roman1"/>
    </style:style>
    <style:style style:name="P18" style:family="paragraph" style:parent-style-name="Standard">
      <style:text-properties officeooo:paragraph-rsid="000b8676"/>
    </style:style>
    <style:style style:name="P1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Arial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5" style:family="text">
      <style:text-properties fo:color="#000000" style:font-name="TimesNewRomanPSMT" fo:font-size="10pt" fo:font-weight="normal" style:font-size-asian="10pt" style:font-weight-asian="normal"/>
    </style:style>
    <style:style style:name="T6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0">Dichiarazione sostitutiva di certificazione </text:p>
      <text:p text:style-name="P5">(Art. 46 T.U. 28-12-2000 n.445)</text:p>
      <text:p text:style-name="P1"/>
      <text:p text:style-name="P18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8"><text:span text:style-name="T7">nat{%= @oa%} a </text:span><text:span text:style-name="T8">{%= @persona.comune_nascita %}</text:span><text:span text:style-name="T7"> il </text:span><text:span text:style-name="T8">{%= @persona.data_nascita %}</text:span><text:span text:style-name="T7">, </text:span></text:p>
      <text:p text:style-name="P1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2">consapevole delle sanzioni penali, nel caso di dichiarazioni non veritiere, di formazione o uso di atti falsi, richiamate dall'art.76 del D.P.R. 445 del 28 Dicembre 2000</text:p>
      <text:p text:style-name="P7"/>
      <text:p text:style-name="P5">DICHIARO</text:p>
      <text:p text:style-name="P5"/>
      <text:p text:style-name="P3">……………………………………….</text:p>
      <text:p text:style-name="P5"/>
      <text:p text:style-name="P8"/>
      <text:p text:style-name="P17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6"/>
      <text:p text:style-name="P6"/>
      <text:p text:style-name="P9"/>
      <text:p text:style-name="P14"><text:span text:style-name="T3">……………………………, <text:s/></text:span><text:span text:style-name="T7">li <text:s/>{%= @data %}</text:span></text:p>
      <text:p text:style-name="P15"><text:span text:style-name="T3"><text:s text:c="18"/></text:span><text:span text:style-name="T4">(luogo)</text:span></text:p>
      <text:p text:style-name="P15"/>
      <text:p text:style-name="P15"/>
      <text:p text:style-name="P11"/>
      <text:p text:style-name="P16"><text:span text:style-name="T5"><text:tab/></text:span><text:span text:style-name="T7">{%= @illa.capitalize %}</text:span><text:span text:style-name="T2"> dichiarante</text:span></text:p>
      <text:p text:style-name="P4"><text:tab/></text:p>
      <text:p text:style-name="P4"><text:tab/>……………………………</text:p>
      <text:p text:style-name="P12"><text:tab/></text:p>
      <text:p text:style-name="P12"><text:tab/>(firma non autenticata)</text:p>
      <text:p text:style-name="P8"/>
      <text:p text:style-name="P13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16M35S</meta:editing-duration>
    <meta:editing-cycles>8</meta:editing-cycles>
    <dc:date>2020-11-20T09:08:32.784505318</dc:date>
    <meta:document-statistic meta:table-count="0" meta:image-count="0" meta:object-count="0" meta:page-count="1" meta:paragraph-count="17" meta:word-count="199" meta:character-count="1454" meta:non-whitespace-character-count="1238"/>
  </office:meta>
</office:document-meta>
</file>